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3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125cm" fo:margin-left="1.147cm" table:align="left"/>
    </style:style>
    <style:style style:name="Tabelle1.A" style:family="table-column">
      <style:table-column-properties style:column-width="1.993cm"/>
    </style:style>
    <style:style style:name="Tabelle1.B" style:family="table-column">
      <style:table-column-properties style:column-width="8.16cm"/>
    </style:style>
    <style:style style:name="Tabelle1.C" style:family="table-column">
      <style:table-column-properties style:column-width="2.237cm"/>
    </style:style>
    <style:style style:name="Tabelle1.D" style:family="table-column">
      <style:table-column-properties style:column-width="3.73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padding="0cm" fo:border="0.5pt solid #000001"/>
    </style:style>
    <style:style style:name="P1" style:family="paragraph" style:parent-style-name="Heading_20_2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</style:style>
    <style:style style:name="P2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</style:style>
    <style:style style:name="P3" style:family="paragraph" style:parent-style-name="Heading_20_1" style:master-page-name="Standard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style:page-number="auto" fo:keep-with-next="always" style:vertical-align="auto"/>
    </style:style>
    <style:style style:name="P4" style:family="paragraph" style:parent-style-name="Heading_20_3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2pt" fo:language="de" fo:country="DE" style:font-size-asian="12pt" style:language-asian="de" style:country-asian="DE"/>
    </style:style>
    <style:style style:name="P7" style:family="paragraph" style:parent-style-name="Standard" style:list-style-name="WWNum2">
      <style:paragraph-properties fo:margin-left="0cm" fo:margin-right="0cm" fo:text-align="start" style:justify-single-word="false" fo:orphans="2" fo:widows="2" fo:text-indent="-0.635cm" style:auto-text-indent="false" style:vertical-align="auto">
        <style:tab-stops>
          <style:tab-stop style:position="1.27cm"/>
        </style:tab-stops>
      </style:paragraph-properties>
    </style:style>
    <style:style style:name="P8" style:family="paragraph" style:parent-style-name="Standard" style:list-style-name="WWNum1">
      <style:paragraph-properties fo:margin-left="1.27cm" fo:margin-right="0cm" fo:text-align="start" style:justify-single-word="false" fo:orphans="2" fo:widows="2" fo:text-indent="-0.635cm" style:auto-text-indent="false" style:vertical-align="auto">
        <style:tab-stops>
          <style:tab-stop style:position="1.27cm"/>
        </style:tab-stops>
      </style:paragraph-properties>
    </style:style>
    <style:style style:name="P9" style:family="paragraph" style:parent-style-name="Standard" style:list-style-name="WWNum2">
      <style:paragraph-properties fo:margin-left="1.27cm" fo:margin-right="0cm" fo:text-align="start" style:justify-single-word="false" fo:orphans="2" fo:widows="2" fo:text-indent="-0.635cm" style:auto-text-indent="false" style:vertical-align="auto">
        <style:tab-stops>
          <style:tab-stop style:position="1.27cm"/>
        </style:tab-stops>
      </style:paragraph-properties>
    </style:style>
    <style:style style:name="P10" style:family="paragraph" style:parent-style-name="Standard" style:list-style-name="WWNum2">
      <style:paragraph-properties fo:margin-left="1.27cm" fo:margin-right="0cm" fo:text-align="start" style:justify-single-word="false" fo:orphans="2" fo:widows="2" fo:text-indent="-0.635cm" style:auto-text-indent="false" style:vertical-align="auto">
        <style:tab-stops>
          <style:tab-stop style:position="1.27cm"/>
        </style:tab-stops>
      </style:paragraph-properties>
      <style:text-properties style:font-name="Times New Roman1" fo:font-size="12pt" fo:language="de" fo:country="DE" style:font-size-asian="12pt" style:language-asian="de" style:country-asian="DE"/>
    </style:style>
    <style:style style:name="T1" style:family="text">
      <style:text-properties style:font-name="Arial3" fo:font-size="16pt" fo:language="de" fo:country="DE" fo:font-weight="bold" style:font-size-asian="16pt" style:language-asian="de" style:country-asian="DE" style:font-weight-asian="bold"/>
    </style:style>
    <style:style style:name="T2" style:family="text">
      <style:text-properties style:font-name="Arial3" fo:font-size="14pt" fo:language="de" fo:country="DE" fo:font-style="italic" fo:font-weight="bold" style:font-size-asian="14pt" style:language-asian="de" style:country-asian="DE" style:font-style-asian="italic" style:font-weight-asian="bold"/>
    </style:style>
    <style:style style:name="T3" style:family="text">
      <style:text-properties style:font-name="Arial3" fo:font-size="13pt" fo:language="de" fo:country="DE" fo:font-weight="bold" style:font-size-asian="13pt" style:language-asian="de" style:country-asian="DE" style:font-weight-asian="bold"/>
    </style:style>
    <style:style style:name="T4" style:family="text">
      <style:text-properties fo:language="de" fo:country="DE"/>
    </style:style>
    <style:style style:name="T5" style:family="text">
      <style:text-properties style:font-name="Times New Roman1" fo:font-size="12pt" fo:language="de" fo:country="DE" style:font-size-asian="12pt" style:language-asian="de" style:country-asian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Toc68950852"/><text:span text:style-name="T1">Aufgabenstellung</text:span><text:bookmark-end text:name="_Toc68950852"/></text:h>
      <text:p text:style-name="P5"><text:span text:style-name="T5">Erstellen Sie ein 3D-Grafik-Programm, das ein auf einer Fläche oder in einem Raum bewegtes, sich veränderndes Objekt darstellt. Die Szene mit Fläche ( oder Raum ) und Objekte soll aus mindestens 12 einfachen Objekten zusammengesetzt sein; „einfache Objekte“ bzw. Szenen sind z.B. </text:span></text:p>
      <text:p text:style-name="P6"/>
      <text:list xml:id="list41315044" text:style-name="WWNum1">
        <text:list-item>
          <text:p text:style-name="P8"><text:span text:style-name="T5">Kugeln, Kegel, Würfel, <text:s/>Torus, Zylinder, Cola-Dosen, Pyramiden, Ringe, Quadrate, Sechsecke,...</text:span></text:p>
        </text:list-item>
        <text:list-item>
          <text:p text:style-name="P8"><text:span text:style-name="T5">Kugeln, die in einer Schale rollen</text:span></text:p>
        </text:list-item>
        <text:list-item>
          <text:p text:style-name="P8"><text:span text:style-name="T5">Ein im Aquarium schwimmender Fisch; fliegende Vögel.</text:span></text:p>
        </text:list-item>
        <text:list-item>
          <text:p text:style-name="P8"><text:span text:style-name="T5">Darstellung eines Getriebes.</text:span></text:p>
        </text:list-item>
      </text:list>
      <text:p text:style-name="P6"/>
      <text:p text:style-name="P5"><text:span text:style-name="T5">Die Folgenden Anforderungen sind ebenfalls Teil der Aufgabe;</text:span></text:p>
      <text:p text:style-name="P5"><text:span text:style-name="T5">Ihre Realisierung im Programm ist geeignet nachzuweisen:</text:span></text:p>
      <text:h text:style-name="P1" text:outline-level="2"><text:bookmark-start text:name="_Toc68950853"/><text:span text:style-name="T2">Aufbau der Szene:</text:span><text:bookmark-end text:name="_Toc68950853"/></text:h>
      <text:p text:style-name="P5"><text:span text:style-name="T5">A1. Die Szene soll mindestens 12 einfache Objekte umfassen.</text:span></text:p>
      <text:p text:style-name="P5"><text:span text:style-name="T5">A2. Flüssige Animation: mindestens ein Objekt soll sich flüssig bewegen.</text:span></text:p>
      <text:p text:style-name="P5"><text:span text:style-name="T5">A3. Morphing: mindestens ein Objekt soll seine Form ändern.</text:span></text:p>
      <text:p text:style-name="P5"><text:span text:style-name="T5">A4. Texture Mapping: mindestens ein Objekt soll „Texture Mapping“ aufweisen</text:span></text:p>
      <text:p text:style-name="P5"><text:span text:style-name="T5">A5. Transparenz: mindestens ein Objekt soll transparent sein.</text:span></text:p>
      <text:p text:style-name="P5"><text:span text:style-name="T5">A6. Licht: Position und Farbe einer Lichtquelle sind zu definieren. </text:span></text:p>
      <text:p text:style-name="P5"><text:span text:style-name="T5">A7. Das bewegliche Objekt soll über die Cursor-Tasten oder die Maus gesteuert werden können.</text:span></text:p>
      <text:p text:style-name="P5"><text:span text:style-name="T5">A8. Blickpunkt: Der Betrachterstandpunkt ( „eye point“ ) soll sich durch die Szene bewegen können.</text:span></text:p>
      <text:p text:style-name="P6"/>
      <text:p text:style-name="P5"><text:span text:style-name="T5">Interaktive Steuerung durch den Benutzer:</text:span></text:p>
      <text:p text:style-name="P5"><text:span text:style-name="T5">Steuerung der Szene, z.B. Licht an / aus; Farbwechsel; Objekt bewegen / drehen / verschieben / zoomen / verformen; Animation starten und stoppen,...</text:span></text:p>
      <text:p text:style-name="P5"><text:span text:style-name="T5">Die Funktionen aus den Beispielen zur Vorlesung zählen aber nicht mit !</text:span></text:p>
      <text:p text:style-name="P6"/>
      <text:p text:style-name="P5"><text:span text:style-name="T5">A9. Tastatur: Über die Tastatur sollen mindestens 3 Funktionen verfügbar sein.</text:span></text:p>
      <text:p text:style-name="P5"><text:span text:style-name="T5">A10. Maus: Über die Maus sollen ebenfalls <text:s/>mindestens 3 Funktionen verfügbar sein.</text:span></text:p>
      <text:p text:style-name="P5"><text:span text:style-name="T5">A11. <text:s/>Mit der Taste F1 ( „Hilfe“ ) sollen Informationen zum Ersteller sowie zur Funktion und Bedienung des Programms abrufbar sein.</text:span></text:p>
      <text:p text:style-name="P5"><text:span text:style-name="T5">A12. Abzugeben sind das lauffähige Programm mit Quelltext auf Datenträger sowie eine Dokumentation zum Programm von ca. 10 Seiten Umfang in Papierform;</text:span></text:p>
      <text:p text:style-name="P5"><text:span text:style-name="T5">daneben ist ein mündlicher Vortrag zum Programm von ca. 15 Minuten Dauer zu halten.</text:span></text:p>
      <text:p text:style-name="P6"/>
      <text:p text:style-name="P5"><text:span text:style-name="T5">Abgabetermin ist 2004-06-17; die Vorträge starten nach Absprache ab 2004-07-07.</text:span></text:p>
      <text:h text:style-name="P1" text:outline-level="2"><text:bookmark-start text:name="_Toc68950854"/><text:span text:style-name="T2">Hinweise</text:span><text:bookmark-end text:name="_Toc68950854"/><text:span text:style-name="T2"> </text:span></text:h>
      <text:p text:style-name="P6"/>
      <text:p text:style-name="P5"><text:span text:style-name="T5">Gehen Sie von den in der Übung zur Vorlesung vorgestellten OpenGL-Programmen aus.</text:span></text:p>
      <text:p text:style-name="P6"/>
      <text:p text:style-name="P5"><text:span text:style-name="T5">Gruppenarbeiten sind nicht zulässig.</text:span></text:p>
      <text:p text:style-name="P6"/>
      <text:p text:style-name="P5"><text:soft-page-break/><text:span text:style-name="T5">Die Abschlußnote zur Vorlesung Grundlagen der Computergrafik setzt sich aus der Hausaufgabe ( 80% ) und einem kurzen Vortrag ( 20% ) zusammen.</text:span></text:p>
      <text:h text:style-name="P1" text:outline-level="2"><text:bookmark-start text:name="_Toc68950855"/><text:span text:style-name="T2">Hinweise zur Bearbeitung der Programmieraufgabe</text:span><text:bookmark-end text:name="_Toc68950855"/></text:h>
      <text:h text:style-name="P4" text:outline-level="3"><text:bookmark-start text:name="_Toc68950856"/><text:span text:style-name="T3">Schriftliche Ausarbeitung, Dokumentation</text:span><text:bookmark-end text:name="_Toc68950856"/></text:h>
      <text:p text:style-name="P5"><text:span text:style-name="T5">Die schriftliche Ausarbeitung soll auf ca. 10 Seiten alle Ergebnisse zusammenfassen. Folgende Punkte sollen enthalten sein:</text:span></text:p>
      <text:p text:style-name="P5"><text:span text:style-name="T5">„Titelseite“, „Inhaltsverzeichnis“, „Spezifikation“, „Entwurf“, „Benutzeranleitung“ ( 1 Seite ), „Testprotokoll“ ( 1 Seite ), „Zusammenfassung und Ausblick“, „Literaturliste, verwendete Software“, Quelltext nur auf Datenträger.</text:span></text:p>
      <text:p text:style-name="P6"/>
      <text:h text:style-name="P4" text:outline-level="3"><text:bookmark-start text:name="_Toc68950857"/><text:span text:style-name="T3">Vortrag</text:span><text:bookmark-end text:name="_Toc68950857"/></text:h>
      <text:p text:style-name="P5"><text:span text:style-name="T5">Im Vortrag stellen Sie Ihre Arbeit dar, bevor Sie Ihr Programm vorführen. Die Dauer des Vortrags beträgt 15 Minuten. Für die Vorträge stehen bereit:</text:span></text:p>
      <text:p text:style-name="P5"><text:span text:style-name="T5">Ein PC mit Beamer ( Auflösung 1024x768, Pentium 700), ein Overhead-Projektor, Tafel und Kreide.</text:span></text:p>
      <text:p text:style-name="P6"/>
      <text:p text:style-name="P5"><text:span text:style-name="T5">Der Vortrag sollte enthalten:</text:span></text:p>
      <text:p text:style-name="P5"><text:span text:style-name="T5">Titel</text:span></text:p>
      <text:p text:style-name="P5"><text:span text:style-name="T5">Gliederung ( als Folie )</text:span></text:p>
      <text:list xml:id="list41290499" text:style-name="WWNum2">
        <text:list-item>
          <text:p text:style-name="P9"><text:span text:style-name="T5">zu Beginn als Überblick und Einstieg: damit die Zuhörer wissen, was sie erwartet;</text:span></text:p>
        </text:list-item>
        <text:list-item>
          <text:p text:style-name="P9"><text:span text:style-name="T5">im laufenden Vortrag zur Orientierung, was gerade behandelt wird.</text:span></text:p>
        </text:list-item>
      </text:list>
      <text:p text:style-name="P5"><text:span text:style-name="T5">Darstellung des Themas</text:span></text:p>
      <text:list xml:id="list41296723" text:continue-numbering="true" text:style-name="WWNum2">
        <text:list-item>
          <text:p text:style-name="P9"><text:span text:style-name="T5">Vortrag logisch aufbauen: den zielgerichteten „roten Faden nicht aus den Augen verlieren!</text:span></text:p>
        </text:list-item>
      </text:list>
      <text:p text:style-name="P5"><text:span text:style-name="T5">Demonstration mit Rechner; mit Beamer projiziert.</text:span></text:p>
      <text:p text:style-name="P5"><text:span text:style-name="T5">Zusammenfassung und Ausblick</text:span></text:p>
      <text:h text:style-name="P4" text:outline-level="3"><text:bookmark-start text:name="_Toc68950858"/><text:span text:style-name="T3">Spezifikation</text:span><text:bookmark-end text:name="_Toc68950858"/></text:h>
      <text:p text:style-name="P5"><text:span text:style-name="T5">Analysieren Sie die Aufgabenstellung, definieren Sie die Funktionen, die Sie im Programm realisieren wollen und schreiben Sie eine kurze Spezifikation: „WAS soll das Programm alles tun“ ?</text:span></text:p>
      <text:p text:style-name="P6"/>
      <text:p text:style-name="P5"><text:span text:style-name="T5">Umfang der Spezifikation:</text:span></text:p>
      <text:p text:style-name="P5"><text:span text:style-name="T5">Einleitung, <text:s/>Beschreibung der Aufgabenstellung, Beschreibung der Randbedingungen ( Programmiersprachen, Betriebssystem,..), Definition der Software ( Schnittstellen, Randbedingungen )</text:span></text:p>
      <text:p text:style-name="P6"/>
      <text:h text:style-name="P4" text:outline-level="3"><text:bookmark-start text:name="_Toc68950859"/><text:span text:style-name="T3">Entwurf</text:span><text:bookmark-end text:name="_Toc68950859"/></text:h>
      <text:p text:style-name="P5"><text:span text:style-name="T5">Schreiben Sie einen Entwurf „Design“: „WIE soll das Programm das alles tun ?“</text:span></text:p>
      <text:p text:style-name="P6"/>
      <text:p text:style-name="P5"><text:span text:style-name="T5">Umfang des Entwurfes:</text:span></text:p>
      <text:list xml:id="list41295302" text:continue-numbering="true" text:style-name="WWNum2">
        <text:list-item>
          <text:p text:style-name="P9"><text:span text:style-name="T5">Beschreiben Sie das Lösungskonzept; hier: die Szene mit den Objekten</text:span></text:p>
        </text:list-item>
        <text:list-item>
          <text:p text:style-name="P9"><text:span text:style-name="T5">Beschreiben Sie das Programm</text:span></text:p>
        </text:list-item>
        <text:list-item>
          <text:p text:style-name="P9"><text:span text:style-name="T5">Beschreiben Sie die nötigen Algorithmen, Datenstrukturen, Objekte</text:span></text:p>
        </text:list-item>
        <text:list-item>
          <text:p text:style-name="P9"><text:span text:style-name="T5">Skizzieren Sie die Szene / die Objekte, ggf. mit Koordinatenachsen</text:span></text:p>
        </text:list-item>
        <text:list-item>
          <text:p text:style-name="P9"><text:span text:style-name="T5">Beschreiben Sie die realisierten Funktionen ( Animation, Morphing, Texture Mapping, Transparenz und Licht )</text:span></text:p>
        </text:list-item>
        <text:list-item>
          <text:p text:style-name="P9"><text:soft-page-break/><text:span text:style-name="T5">Definieren Sie Tests zur Überprüfung der korrekten Funktion(en)</text:span></text:p>
        </text:list-item>
        <text:list-item>
          <text:p text:style-name="P9"><text:span text:style-name="T5">Prüfen Sie, daß jede Anforderung aus der Spezifkation im Entwurf bearbeitet wird ( = „Design Review“ )</text:span></text:p>
        </text:list-item>
      </text:list>
      <text:h text:style-name="P4" text:outline-level="3"><text:bookmark-start text:name="_Toc68950860"/><text:span text:style-name="T3">Testprotokolle</text:span><text:bookmark-end text:name="_Toc68950860"/></text:h>
      <text:p text:style-name="P5"><text:span text:style-name="T5">Testen Sie das Programm entsprechend den im Entwurf festgelegten Tests.</text:span></text:p>
      <text:p text:style-name="P5"><text:span text:style-name="T5">Erstellen Sie ein Testprotokoll</text:span></text:p>
      <text:list xml:id="list41295552" text:continue-numbering="true" text:style-name="WWNum2">
        <text:list-item>
          <text:p text:style-name="P9"><text:span text:style-name="T5">Alle geforderten Funktionen müssen getestet werden ( „Abnahmetest“ )</text:span></text:p>
        </text:list-item>
        <text:list-item>
          <text:p text:style-name="P9"><text:span text:style-name="T5">Für jede Anforderung aus der Spezifikation muß im Testprotokoll eine Testprozedur oder ein Testpunkt vorhanden sein, z.B.</text:span>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list xml:id="list41312811" text:continue-numbering="true" text:style-name="WWNum2">
              <text:list-item>
                <text:p text:style-name="P7"><text:span text:style-name="T5">A2</text:span></text:p>
              </text:list-item>
            </text:list>
          </table:table-cell>
          <table:table-cell table:style-name="Tabelle1.A1" office:value-type="string">
            <text:list xml:id="list41304143" text:continue-numbering="true" text:style-name="WWNum2">
              <text:list-item>
                <text:p text:style-name="P7"><text:span text:style-name="T5">Mindestens ein Objekt soll sich bewegen</text:span></text:p>
              </text:list-item>
            </text:list>
          </table:table-cell>
          <table:table-cell table:style-name="Tabelle1.A1" office:value-type="string">
            <text:list xml:id="list41286450" text:continue-numbering="true" text:style-name="WWNum2">
              <text:list-item>
                <text:p text:style-name="P7"><text:span text:style-name="T5">( _) ok</text:span></text:p>
              </text:list-item>
            </text:list>
          </table:table-cell>
          <table:table-cell table:style-name="Tabelle1.A1" office:value-type="string">
            <text:list xml:id="list41295703" text:continue-numbering="true" text:style-name="WWNum2">
              <text:list-item>
                <text:p text:style-name="P7"><text:span text:style-name="T5">(_) nicht o.k.</text:span></text:p>
              </text:list-item>
            </text:list>
          </table:table-cell>
        </table:table-row>
      </table:table>
      <text:list xml:id="list41285247" text:continue-numbering="true" text:style-name="WWNum2">
        <text:list-item>
          <text:p text:style-name="P10"/>
        </text:list-item>
        <text:list-item>
          <text:p text:style-name="P9"><text:span text:style-name="T5">Verifizieren Sie die Testergebnisse, wenn möglich und nötig, auch auf unabhängige Weise, z.B. numerische Werte durch Handrechnung, Vergleich mit Literaturquellen o.ä.</text:span></text:p>
        </text:list-item>
        <text:list-item>
          <text:p text:style-name="P10"/>
        </text:list-item>
      </text:list>
      <text:h text:style-name="P4" text:outline-level="3"><text:bookmark-start text:name="_Toc68950861"/><text:span text:style-name="T3">Benutzeranleitung</text:span><text:bookmark-end text:name="_Toc68950861"/></text:h>
      <text:p text:style-name="P5"><text:span text:style-name="T5">Beschreiben Sie kurz Ihr Programm:</text:span></text:p>
      <text:p text:style-name="P6"/>
      <text:p text:style-name="P5"><text:span text:style-name="T5">Einleitung: </text:span></text:p>
      <text:p text:style-name="P5"><text:span text:style-name="T5">Was tut das Programm ? </text:span></text:p>
      <text:p text:style-name="P5"><text:span text:style-name="T5">Welche Hardware- und Software-Voraussetzungen müssen erfüllt sein ?</text:span></text:p>
      <text:p text:style-name="P6"/>
      <text:p text:style-name="P5"><text:span text:style-name="T5">Bedienung:</text:span></text:p>
      <text:p text:style-name="P5"><text:span text:style-name="T5">Welche Eingaben erfordert Ihr Programm ?</text:span></text:p>
      <text:p text:style-name="P5"><text:span text:style-name="T5">Welche Ausgaben liefert Ihr Programm ?</text:span></text:p>
      <text:p text:style-name="P5"><text:span text:style-name="T5">Wie kann der Programmlauf gesteuert werden ?</text:span></text:p>
      <text:p text:style-name="P5"><text:span text:style-name="T5">Gibt es Einschränkungen in den Wertebereichen bei der Eingabe ?</text:span></text:p>
      <text:p text:style-name="P5"><text:span text:style-name="T5">Wie reagiert das Programm auf fehlerhafte Eingaben ?</text:span></text:p>
      <text:h text:style-name="P4" text:outline-level="3"><text:bookmark-start text:name="_Toc68950862"/><text:span text:style-name="T3">Quelltexte und Kommentare</text:span><text:bookmark-end text:name="_Toc68950862"/></text:h>
      <text:p text:style-name="P5"><text:span text:style-name="T5">Implementieren Sie das Programm.</text:span></text:p>
      <text:p text:style-name="P5"><text:span text:style-name="T5">Quelltexte müssen ausreichend kommentiert werden !</text:span></text:p>
      <text:p text:style-name="P6"/>
      <text:p text:style-name="P5"><text:span text:style-name="T5">Notwendige Kommentare:</text:span></text:p>
      <text:p text:style-name="P6"/>
      <text:p text:style-name="P5"><text:span text:style-name="T5">Dateikopf: Firma/Institution, DATEINAME, Projekt, Funktion, Implementierung, AUTOR, DATUM, Änderungsstand,..</text:span></text:p>
      <text:p text:style-name="P6"/>
      <text:p text:style-name="P5"><text:span text:style-name="T5">Unterprogramme, Klassen:</text:span></text:p>
      <text:p text:style-name="P5"><text:span text:style-name="T5">Funktion, Art und Funktion der Parameter oder Attribute, Autor, Datum, Änderungsstand</text:span></text:p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3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style:font-name="Arial1" fo:font-size="16pt" fo:language="de" fo:country="DE" fo:font-weight="bold" style:font-size-asian="16pt" style:language-asian="de" style:country-asian="DE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  <style:text-properties style:font-name="Arial1" fo:font-size="14pt" fo:language="de" fo:country="DE" fo:font-style="italic" fo:font-weight="bold" style:font-size-asian="14pt" style:language-asian="de" style:country-asian="DE" style:font-style-asian="italic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3cm" fo:margin-bottom="0.106cm" style:contextual-spacing="false" fo:text-align="start" style:justify-single-word="false" fo:orphans="0" fo:widows="0" fo:text-indent="0cm" style:auto-text-indent="false" fo:keep-with-next="always" style:vertical-align="auto"/>
      <style:text-properties style:font-name="Arial1" fo:font-size="13pt" fo:language="de" fo:country="DE" fo:font-weight="bold" style:font-size-asian="13pt" style:language-asian="de" style:country-asian="DE" style:font-weight-asian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7cm" style:type="right" style:leader-style="dotted" style:leader-text="."/>
        </style:tab-stops>
      </style:paragraph-properties>
      <style:text-properties fo:font-size="12pt" fo:language="de" fo:country="DE" style:font-size-asian="12pt" style:language-asian="de" style:country-asian="D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fgabenstellung</dc:title>
    <meta:initial-creator>Administrator</meta:initial-creator>
    <meta:creation-date>2004-04-17T10:49:00</meta:creation-date>
    <dc:date>2004-04-17T10:53:00</dc:date>
    <meta:editing-cycles>1</meta:editing-cycles>
    <meta:editing-duration>P0D</meta:editing-duration>
    <meta:document-statistic meta:table-count="1" meta:image-count="0" meta:object-count="0" meta:page-count="3" meta:paragraph-count="88" meta:word-count="811" meta:character-count="5748" meta:non-whitespace-character-count="5037"/>
    <meta:generator>LibreOffice/3.6$Windows_x86 LibreOffice_project/e183d5b-f8ccaf6-3804794-95b4be8-895629</meta:generator>
    <meta:user-defined meta:name="Operator">Administrator</meta:user-defined>
  </office:meta>
</office:document-meta>
</file>